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13.538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Palestrante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lestrant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number-columns-repeated="1015" table:default-cell-style-name="Default"/>
        <table:table-row table:style-name="ro1">
          <table:table-cell office:value-type="string">
            <text:p>Professor Girafales</text:p>
          </table:table-cell>
          <table:table-cell office:value-type="string">
            <text:p>Ensino para crianças burras: conquistas e desafios</text:p>
          </table:table-cell>
          <table:table-cell office:value-type="float" office:value="11">
            <text:p>11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Dona Florinda</text:p>
          </table:table-cell>
          <table:table-cell office:value-type="string">
            <text:p>Culinária: o melhor café de todo o México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Chaves</text:p>
          </table:table-cell>
          <table:table-cell office:value-type="string">
            <text:p>Economia de espaço: economize tanto espaço que poderá morar dentro de um baú</text:p>
          </table:table-cell>
          <table:table-cell office:value-type="float" office:value="11">
            <text:p>11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Sr. Barriga e Pesado</text:p>
          </table:table-cell>
          <table:table-cell office:value-type="string">
            <text:p>A arte da cobrança</text:p>
          </table:table-cell>
          <table:table-cell office:value-type="float" office:value="9">
            <text:p>9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Sr. Madruga</text:p>
          </table:table-cell>
          <table:table-cell office:value-type="string">
            <text:p>Como ficar 14 meses sem pagar aluguel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Bruxa do 71</text:p>
          </table:table-cell>
          <table:table-cell office:value-type="string">
            <text:p>Feitiços para arranjar o seu Madruga, porque o Sr. Madruga já é meu!</text:p>
          </table:table-cell>
          <table:table-cell office:value-type="float" office:value="11">
            <text:p>11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Chapolin Colorado</text:p>
          </table:table-cell>
          <table:table-cell office:value-type="string">
            <text:p>Contavam com sua astúcia? Nem com a minha!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string">
            <text:p>Pepe</text:p>
          </table:table-cell>
          <table:table-cell office:value-type="string">
            <text:p>Novas técnicas para percepção de retirada de velas</text:p>
          </table:table-cell>
          <table:table-cell office:value-type="float" office:value="11">
            <text:p>11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Pirata Alma Negra</text:p>
          </table:table-cell>
          <table:table-cell office:value-type="string">
            <text:p>Aprenda a ser um temido pirata</text:p>
          </table:table-cell>
          <table:table-cell office:value-type="float" office:value="9">
            <text:p>9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3:59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lestrantes" style:display-name="PageStyle_Palestra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Hugo </dc:creator>
    <dc:date>2012-02-04T13:16:52</dc:date>
    <meta:editing-cycles>7</meta:editing-cycles>
    <meta:editing-duration>PT1H18M58S</meta:editing-duration>
    <meta:document-statistic meta:table-count="1" meta:cell-count="27" meta:object-count="0"/>
    <meta:generator>LibreOffice/3.4$Linux LibreOffice_project/340m1$Build-402</meta:generator>
  </office:meta>
</office:document-meta>
</file>